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style mathvariant="bold">
            <mrow>
              <mi mathvariant="italic">Probabilidad</mi>
              <mi mathvariant="italic">de</mi>
              <mi>A</mi>
            </mrow>
          </mstyle>
        </mtd>
      </mtr>
      <mtr>
        <mtd>
          <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frac>
                <mrow>
                  <mi>n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row>
                  <mi>n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style mathvariant="bold">
              <mi mathvariant="italic">Combinación</mi>
            </mstyle>
            <mrow>
              <mo fence="true" stretchy="false">(</mo>
              <mrow>
                <mi mathvariant="italic">selección</mi>
              </mrow>
              <mo fence="true" stretchy="false">)</mo>
            </mrow>
          </mrow>
        </mtd>
      </mtr>
      <mtr>
        <mtd>
          <mrow>
            <mi mathvariant="italic">nCr</mi>
            <mo stretchy="false">=</mo>
            <mrow>
              <mo fence="true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r</mi>
                    </mtd>
                  </mtr>
                </mtable>
              </mrow>
              <mo fence="true" stretchy="true">)</mo>
            </mrow>
            <mo stretchy="false">=</mo>
            <mfrac>
              <mrow>
                <mi>n</mi>
                <mi>!</mi>
              </mrow>
              <mrow>
                <mi>r</mi>
                <mi>!</mi>
                <mrow>
                  <mo fence="true" stretchy="false">(</mo>
                  <mrow>
                    <mrow>
                      <mi>n</mi>
                      <mo stretchy="false">−</mo>
                      <mi>r</mi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/>
        </mtd>
      </mtr>
      <mtr>
        <mtd>
          <mstyle mathvariant="bold">
            <mrow>
              <mi mathvariant="italic">Binomio</mi>
              <mi mathvariant="italic">de</mi>
              <mi mathvariant="italic">Newton</mi>
            </mrow>
          </mstyle>
        </mtd>
      </mtr>
      <mtr>
        <mtd>
          <mrow>
            <msup>
              <mrow>
                <mo fence="true" stretchy="false">(</mo>
                <mrow>
                  <mrow>
                    <mi>p</mi>
                    <mo stretchy="false">+</mo>
                    <mi>q</mi>
                  </mrow>
                </mrow>
                <mo fence="true" stretchy="false">)</mo>
              </mrow>
              <mi>n</mi>
            </msup>
            <mo stretchy="false">=</mo>
            <mrow>
              <munderover>
                <mo stretchy="false">∑</mo>
                <mrow>
                  <mi>x</mi>
                  <mo stretchy="false">=</mo>
                  <mn>0</mn>
                </mrow>
                <mi>n</mi>
              </munderover>
              <mrow>
                <mrow>
                  <mo fence="true" stretchy="true">(</mo>
                  <mrow>
                    <mtable>
                      <mtr>
                        <mtd>
                          <mi>n</mi>
                        </mtd>
                      </mtr>
                      <mtr>
                        <mtd>
                          <mi>x</mi>
                        </mtd>
                      </mtr>
                    </mtable>
                  </mrow>
                  <mo fence="true" stretchy="true">)</mo>
                </mrow>
                <msup>
                  <mi>p</mi>
                  <mi>x</mi>
                </msup>
                <msup>
                  <mi>q</mi>
                  <mrow>
                    <mi>n</mi>
                    <mo stretchy="false">−</mo>
                    <mi>x</mi>
                  </mrow>
                </msup>
              </mrow>
            </mrow>
          </mrow>
        </mtd>
      </mtr>
      <mtr>
        <mtd>
          <mrow/>
        </mtd>
      </mtr>
      <mtr>
        <mtd>
          <mrow>
            <mstyle mathvariant="bold">
              <mi mathvariant="italic">Permutación</mi>
            </mstyle>
            <mrow>
              <mo fence="true" stretchy="false">(</mo>
              <mrow>
                <mi mathvariant="italic">arreglo</mi>
              </mrow>
              <mo fence="true" stretchy="false">)</mo>
            </mrow>
          </mrow>
        </mtd>
      </mtr>
      <mtr>
        <mtd>
          <mrow>
            <mi mathvariant="italic">nPr</mi>
            <mo stretchy="false">=</mo>
            <mfrac>
              <mrow>
                <mi>n</mi>
                <mi>!</mi>
              </mrow>
              <mrow>
                <mrow>
                  <mo fence="true" stretchy="false">(</mo>
                  <mrow>
                    <mrow>
                      <mi>n</mi>
                      <mo stretchy="false">−</mo>
                      <mi>r</mi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/>
        </mtd>
      </mtr>
      <mtr>
        <mtd>
          <mrow>
            <mstyle mathvariant="bold">
              <mrow>
                <mi mathvariant="italic">Permutaciónes</mi>
                <mspace width="0.5em"/>
                <mi mathvariant="italic">con</mi>
                <mspace width="0.5em"/>
                <mi mathvariant="italic">elementos</mi>
                <mspace width="0.5em"/>
                <mi mathvariant="italic">repetidos</mi>
              </mrow>
            </mstyle>
            <mspace/>
          </mrow>
        </mtd>
      </mtr>
      <mtr>
        <mtd>
          <mfrac>
            <mrow>
              <mi>n</mi>
              <mi>!</mi>
            </mrow>
            <mrow>
              <msub>
                <mi>n</mi>
                <mn>1</mn>
              </msub>
              <mrow>
                <mi>!</mi>
                <mo stretchy="false">⋅</mo>
                <msub>
                  <mi>n</mi>
                  <mn>2</mn>
                </msub>
              </mrow>
              <mrow>
                <mi>!</mi>
                <mo stretchy="false">⋅</mo>
                <msub>
                  <mi>n</mi>
                  <mn>3</mn>
                </msub>
              </mrow>
              <mi>!</mi>
              <mn>...</mn>
              <msub>
                <mi>n</mi>
                <mi>k</mi>
              </msub>
              <mi>!</mi>
            </mrow>
          </mfrac>
        </mtd>
      </mtr>
      <mtr>
        <mtd>
          <mrow/>
        </mtd>
      </mtr>
      <mtr>
        <mtd>
          <mstyle mathvariant="bold">
            <mrow>
              <mi mathvariant="italic">Leyes</mi>
              <mi mathvariant="italic">de</mi>
              <mi mathvariant="italic">probabilidad</mi>
            </mrow>
          </mstyle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i>'</mi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−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∪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≥</mo>
              <mi>P</mi>
            </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≤</mo>
              <mi>P</mi>
            </mrow>
            <mrow>
              <mo fence="true" stretchy="false">(</mo>
              <mrow>
                <mrow>
                  <mi>A</mi>
                  <mo stretchy="false">∪</mo>
                  <mi>B</mi>
                </mrow>
              </mrow>
              <mo fence="true" stretchy="false">)</mo>
            </mrow>
          </mrow>
        </mtd>
      </mtr>
      <mtr>
        <mtd>
          <mrow>
            <mi mathvariant="italic">Si</mi>
            <mrow>
              <mi>A</mi>
              <mo stretchy="false">≤</mo>
              <mi>B</mi>
            </mrow>
            <mo stretchy="false">⇒</mo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≤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P</mi>
              <mi>A</mi>
            </msub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i>B</mi>
                        <mo stretchy="false">∩</mo>
                        <mi>A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sub>
              <mi>P</mi>
              <mi>B</mi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frac>
                <mrow>
                  <mo fence="true" stretchy="false">(</mo>
                  <mrow>
                    <mrow>
                      <mi>A</mi>
                      <mo stretchy="false">∩</mo>
                      <mi>B</mi>
                    </mrow>
                  </mrow>
                  <mo fence="true" stretchy="false">)</mo>
                </mrow>
                <mrow>
                  <mi>P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row>
                      <mi>'</mi>
                      <mo stretchy="false">∩</mo>
                      <mi>B</mi>
                    </mrow>
                    <mi>'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∪</mo>
                          <mi>B</mi>
                        </mrow>
                      </mrow>
                      <mo fence="true" stretchy="false">)</mo>
                    </mrow>
                    <mi>'</mi>
                  </mrow>
                </mrow>
                <mo fence="true" stretchy="false">]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stretchy="false">(</mo>
              <mrow>
                <mrow>
                  <mi>A</mi>
                  <mo stretchy="false">∪</mo>
                  <mi>B</mi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row>
                      <mi>'</mi>
                      <mo stretchy="false">∪</mo>
                      <mi>B</mi>
                    </mrow>
                    <mi>'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∩</mo>
                          <mi>B</mi>
                        </mrow>
                      </mrow>
                      <mo fence="true" stretchy="false">)</mo>
                    </mrow>
                    <mi>'</mi>
                  </mrow>
                </mrow>
                <mo fence="true" stretchy="false">]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row>
                      <mi>'</mi>
                      <mo stretchy="false">∩</mo>
                      <mi>B</mi>
                    </mrow>
                    <mrow>
                      <mi>'</mi>
                      <mo stretchy="false">∩</mo>
                      <mi>C</mi>
                    </mrow>
                    <mi>'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∪</mo>
                          <mi>B</mi>
                          <mo stretchy="false">∪</mo>
                          <mi>C</mi>
                        </mrow>
                      </mrow>
                      <mo fence="true" stretchy="false">)</mo>
                    </mrow>
                    <mi>'</mi>
                  </mrow>
                </mrow>
                <mo fence="true" stretchy="false">]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stretchy="false">[</mo>
              <mrow>
                <mrow>
                  <mi>A</mi>
                  <mo stretchy="false">∪</mo>
                  <mi>B</mi>
                  <mo stretchy="false">∪</mo>
                  <mi>C</mi>
                </mrow>
              </mrow>
              <mo fence="true" stretchy="false">]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∪</mo>
                    <mi>B</mi>
                    <mo stretchy="false">∪</mo>
                    <mi>C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i>A</mi>
                    <mo stretchy="false">∩</mo>
                    <mi>C</mi>
                  </mrow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i>B</mi>
                    <mo stretchy="false">∩</mo>
                    <mi>C</mi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i>A</mi>
                  <mo stretchy="false">∩</mo>
                  <mi>B</mi>
                  <mo stretchy="false">∩</mo>
                  <mi>C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A</mi>
                  <mo stretchy="false">−</mo>
                  <mi>B</mi>
                </mrow>
              </mrow>
              <mo fence="true" stretchy="false">)</mo>
            </mrow>
            <mi>,</mi>
            <mtext> </mtext>
            <mi mathvariant="italic">Sucesos</mi>
            <mtext> </mtext>
            <mi mathvariant="italic">dependientes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  <mi>,</mi>
            <mtext> </mtext>
            <mi mathvariant="italic">Sucesos</mi>
            <mtext> </mtext>
            <mi mathvariant="italic">independientes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,</mi>
            </mrow>
            <mtext> </mtext>
            <mi mathvariant="italic">Sucesos</mi>
            <mtext> </mtext>
            <mi mathvariant="italic">excluyentes</mi>
          </mrow>
        </mtd>
      </mtr>
      <mtr>
        <mtd>
          <mrow/>
        </mtd>
      </mtr>
      <mtr>
        <mtd>
          <mstyle mathvariant="bold">
            <mrow>
              <mi mathvariant="italic">Teorema</mi>
              <mi mathvariant="italic">de</mi>
              <mi mathvariant="italic">Bayes</mi>
            </mrow>
          </mstyle>
        </mtd>
      </mtr>
      <mtr>
        <mtd>
          <mrow>
            <mtext>{</mtext>
            <msub>
              <mi>B</mi>
              <mn>1</mn>
            </msub>
            <mi>,</mi>
            <msub>
              <mi>B</mi>
              <mn>2,</mn>
            </msub>
            <msub>
              <mi>B</mi>
              <mn>3</mn>
            </msub>
            <mi>,</mi>
            <msub>
              <mi>B</mi>
              <mn>4</mn>
            </msub>
            <mtext>}</mtext>
            <mspace width="0.5em"/>
            <mi mathvariant="italic">constuye</mi>
            <mspace width="0.5em"/>
            <mi mathvariant="italic">una</mi>
            <mspace width="0.5em"/>
            <mi mathvariant="italic">partición</mi>
            <mspace width="0.5em"/>
            <mi mathvariant="italic">de</mi>
            <mspace width="0.5em"/>
            <mi>S</mi>
            <mi>,</mi>
            <mspace width="0.5em"/>
            <mi mathvariant="italic">si</mi>
            <mspace width="0.5em"/>
            <mi mathvariant="italic">se</mi>
            <mspace width="0.5em"/>
            <mi mathvariant="italic">cumple</mi>
            <mi mathvariant="normal">:</mi>
          </mrow>
        </mtd>
      </mtr>
      <mtr>
        <mtd>
          <mrow>
            <mi>i</mi>
            <mtext>)</mtext>
            <mi>P</mi>
            <mrow>
              <mrow>
                <mo fence="true" stretchy="false">(</mo>
                <mrow>
                  <msub>
                    <mi>B</mi>
                    <mi>i</mi>
                  </msub>
                </mrow>
                <mo fence="true" stretchy="false">)</mo>
              </mrow>
              <mo stretchy="false">&gt;</mo>
              <mn>0</mn>
            </mrow>
            <mi>,</mi>
            <mspace width="0.5em"/>
            <mi mathvariant="italic">para</mi>
            <mspace width="0.5em"/>
            <mi mathvariant="italic">todo</mi>
            <mspace width="0.5em"/>
            <mrow>
              <mi>i</mi>
              <mo stretchy="false">=</mo>
              <mn>1,2,.</mn>
            </mrow>
            <mn>..</mn>
            <mi>,</mi>
            <mi>n</mi>
          </mrow>
        </mtd>
      </mtr>
      <mtr>
        <mtd>
          <mrow>
            <mi mathvariant="italic">ii</mi>
            <mtext>)</mtext>
            <mi>P</mi>
            <mrow>
              <mrow>
                <mo fence="true" stretchy="false">(</mo>
                <mrow>
                  <mrow>
                    <msub>
                      <mi>B</mi>
                      <mi>i</mi>
                    </msub>
                    <mo stretchy="false">∩</mo>
                    <msub>
                      <mi>B</mi>
                      <mi>j</mi>
                    </msub>
                  </mrow>
                </mrow>
                <mo fence="true" stretchy="false">)</mo>
              </mrow>
              <mo stretchy="false">=</mo>
              <mn>0</mn>
            </mrow>
            <mi>,</mi>
            <mspace width="0.5em"/>
            <mi mathvariant="italic">si</mi>
            <mspace width="0.5em"/>
            <mrow>
              <mi>i</mi>
              <mo stretchy="false">≠</mo>
              <mi>j</mi>
            </mrow>
          </mrow>
        </mtd>
      </mtr>
      <mtr>
        <mtd>
          <mrow>
            <mi mathvariant="italic">iii</mi>
            <mtext>)</mtext>
            <mrow>
              <mrow>
                <munderover>
                  <mo stretchy="false">∐</mo>
                  <mrow>
                    <mi>i</mi>
                    <mo stretchy="false">=</mo>
                    <mn>1</mn>
                  </mrow>
                  <mi>n</mi>
                </munderover>
                <msub>
                  <mi>B</mi>
                  <mi>i</mi>
                </msub>
              </mrow>
              <mo stretchy="false">=</mo>
              <mi>P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P</mi>
              </mrow>
            </mrow>
            <mrow>
              <mrow>
                <mo fence="true" stretchy="false">(</mo>
                <mrow>
                  <msub>
                    <mi>B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true">(</mo>
              <mrow>
                <mfrac>
                  <mi>A</mi>
                  <msub>
                    <mi>B</mi>
                    <mi>i</mi>
                  </msub>
                </mfrac>
              </mrow>
              <mo fence="true" stretchy="true">)</mo>
            </mrow>
            <mspace width="1em"/>
            <mi mathvariant="italic">Teorema</mi>
            <mspace width="0.5em"/>
            <mi mathvariant="italic">de</mi>
            <mspace width="0.5em"/>
            <mi mathvariant="italic">probabilidad</mi>
            <mspace width="0.5em"/>
            <mi mathvariant="italic">total</mi>
          </mrow>
        </mtd>
      </mtr>
      <mtr>
        <mtd>
          <mrow>
            <mi>P</mi>
            <mrow>
              <mrow>
                <mo fence="true" stretchy="true">(</mo>
                <mrow>
                  <mfrac>
                    <msub>
                      <mi>B</mi>
                      <mi>i</mi>
                    </msub>
                    <mi>D</mi>
                  </mfrac>
                </mrow>
                <mo fence="true" stretchy="true">)</mo>
              </mrow>
              <mo stretchy="false">=</mo>
              <mfrac>
                <mrow>
                  <mi>P</mi>
                  <mrow>
                    <mrow>
                      <mo fence="true" stretchy="false">(</mo>
                      <mrow>
                        <msub>
                          <mi>B</mi>
                          <mi>i</mi>
                        </msub>
                      </mrow>
                      <mo fence="true" stretchy="false">)</mo>
                    </mrow>
                    <mo stretchy="false">⋅</mo>
                    <mi>P</mi>
                  </mrow>
                  <mrow>
                    <mo fence="true" stretchy="true">(</mo>
                    <mrow>
                      <mfrac>
                        <mi>D</mi>
                        <msub>
                          <mi>B</mi>
                          <mi>i</mi>
                        </msub>
                      </mfrac>
                    </mrow>
                    <mo fence="true" stretchy="true">)</mo>
                  </mrow>
                </mrow>
                <mrow>
                  <mi>P</mi>
                  <mrow>
                    <mo fence="true" stretchy="false">(</mo>
                    <mrow>
                      <mi>D</mi>
                    </mrow>
                    <mo fence="true" stretchy="false">)</mo>
                  </mrow>
                </mrow>
              </mfrac>
            </mrow>
            <mspace width="1em"/>
            <mi mathvariant="italic">Teorema</mi>
            <mi mathvariant="italic">de</mi>
            <mi mathvariant="italic">Bayes</mi>
          </mrow>
        </mtd>
      </mtr>
    </mtable>
    <annotation encoding="StarMath 5.0">bold{Probabilidad de A} newline
P( A )={ {n(A)} over{n(S)} }  newline newline
bold{Combinación} ( selección )newline
nCr =  left ( binom{n}{r} right )   =
{ {n!}over{r!(n-r)!} }newline newline
bold{Binomio de Newton} newline
{(p+q)^n}={ sum from{x=0} to{n}  {left( binom {n}{x} right) p^x q^{n-x}} } newline newline
bold{Permutación} ( arreglo ) newline
nPr={ {n!} over {(n-r)!} } newline newline
bold{Permutaciónes `con `elementos `repetidos} `newline
{ {n!}over{n_1! cdot n_2! cdot n_3!...n_k!  } }newline newline
bold{Leyes de probabilidad} newline newline
P( A' ) = 1 - P(A) newline 
P( A-B )= P( A )-P( A intersection B   ) newline
P(A union B ) = P( A ) +P( B )-P( A intersection B )newline
P( A ) &gt;= P( A intersection B ) newline
P( A ) &lt;= P( A union B ) newline
Si A&lt;=B drarrow P( A ) &lt;= P( B ) newline newline
P_A( B )={ {P(B intersection A)}over{P(A)} } newline
P_B( A )= { {(A intersection B)}over{P(B)} } newline newline
P ( A' intersection B' )=P[ (A uniON B)'] = 1-P( A union B ) newline
P( A' union B') = P[ (A intersection B)' ]= 1-P(A intersection B) newline newline
P(A' intersection B' intersection C') = P[(A union B union C)'] = 1-P[ A union B union C ]  newline
P ( A union B union C ) = P( A )+ P( B ) + P( C ) - P( A intersection B ) - P( A intersection C) - P( B intersection C ) + P ( A intersection B intersection C ) newline newline
P(A intersection B )= P( A )-P( A-B )," "Sucesos" "dependientes NEWLINE 
P( A INTERSECTION B )= P( A ) cdot P( B ), " "Sucesos" "independientes newline
P( A INTERSECTION B )=, " "Sucesos" "excluyentes newline newline
bold{ Teorema de Bayes} newline
alignc "{" B_1,B_2, B_3,B_4 "}"`constuye`una`partición`de`S , `si `se `cumple: newline 
alignc i")" P( B_i )&gt;0,` para` todo` i =1,2,...,n newline
alignc ii")" P( B_i intersection B_j ) = 0,`si`i  &lt;&gt; j newline
alignc iii")" coprod from{i=1} to{n} B_i =P(S)=1 newline
P( A ) = sum from{i=1} to{n} P( B_i) cdot P left ( A over B_i right)``Teorema`de`probabilidad`total newline
P left( B_i over D right)={ {P(B_i)cdot P left(D over B_i right)}over{P(D)} } ``Teorema de Bayes  
 




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55:13.781000000</meta:creation-date>
    <dc:date>2018-05-10T23:19:47.364000000</dc:date>
    <meta:editing-duration>PT3M58S</meta:editing-duration>
    <meta:editing-cycles>3</meta:editing-cycles>
    <meta:generator>LibreOffice/6.0.1.1$Windows_X86_64 LibreOffice_project/60bfb1526849283ce2491346ed2aa51c465abfe6</meta:generator>
  </office:meta>
</office:document-meta>
</file>